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ell MT" svg:font-family="Bell MT" style:font-family-generic="roman" style:font-pitch="variable" svg:panose-1="2 2 5 3 6 3 5 2 3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Bell MT" fo:font-size="26pt" style:font-size-asian="26pt" style:font-size-complex="26pt"/>
    </style:style>
  </office:automatic-styles>
  <office:body>
    <office:text text:use-soft-page-breaks="true">
      <text:p text:style-name="P1">AltitanosNauticaStore</text:p>
      <text:p text:style-name="Normal">1. Introduction</text:p>
      <text:p text:style-name="Normal">Ce document présente les spécifications techniques et fonctionnelles pour la création d'un site web de vente en ligne dédié aux moyens de transport maritime (navires, bateaux, yachts, etc.). Le site devra permettre aux utilisateurs d'acheter, de consulter et de comparer différents types de transports maritimes.</text:p>
      <text:p text:style-name="Normal"/>
      <text:p text:style-name="Normal">2. Objectifs du Site</text:p>
      <text:p text:style-name="Normal">Fournir une plateforme e-commerce spécialisée dans la vente de moyens de transport maritimes.</text:p>
      <text:p text:style-name="Normal">Proposer un large choix de produits (bâteaux, voiliers, yachts, navires commerciaux, etc.).</text:p>
      <text:p text:style-name="Normal">Offrir une expérience utilisateur fluide et intuitive, adaptée à tous types d'utilisateurs (particuliers, entreprises, professionnels de la mer).</text:p>
      <text:p text:style-name="Normal">Assurer une sécurité maximale dans le processus d'achat et la gestion des informations sensibles.</text:p>
      <text:p text:style-name="Normal">3. Fonctionnalités du Site</text:p>
      <text:p text:style-name="Normal">3.1. Page d'Accueil</text:p>
      <text:p text:style-name="Normal">Présentation des catégories : Bateaux de plaisance, yachts, navires commerciaux, équipements maritimes, etc.</text:p>
      <text:p text:style-name="Normal">Promotions et offres spéciales : Affichage de promotions, soldes et produits populaires.</text:p>
      <text:p text:style-name="Normal">Recherche rapide : Barre de recherche permettant de trouver rapidement un produit par type, prix, marque, etc.</text:p>
      <text:p text:style-name="Normal">Navigation simplifiée : Menu principal pour accéder facilement aux catégories.</text:p>
      <text:p text:style-name="Normal">3.2. Catalogue de Produits</text:p>
      <text:p text:style-name="Normal">Filtres de recherche : Par type de transport, prix, capacité, année de fabrication, etc.</text:p>
      <text:p text:style-name="Normal">Pages produits détaillées : Description complète, caractéristiques techniques, prix, photos, vidéos, avis des utilisateurs, disponibilité, etc.</text:p>
      <text:p text:style-name="Normal">Comparaison de produits : Outil permettant de comparer plusieurs modèles de manière détaillée.</text:p>
      <text:p text:style-name="Normal">Section d’informations complémentaires : Législation maritime, entretien, financement, assurance.</text:p>
      <text:p text:style-name="Normal">3.3. Processus d’Achat</text:p>
      <text:p text:style-name="Normal">Ajout au panier : Possibilité d’ajouter plusieurs produits au panier.</text:p>
      <text:p text:style-name="Normal">Sélection du mode de paiement : Carte bancaire, virement bancaire, financement par crédit, etc.</text:p>
      <text:p text:style-name="Normal">Gestion des livraisons : Calcul des frais de transport en fonction de la localisation géographique.</text:p>
      <text:p text:style-name="Normal">Options de paiement sécurisé : Intégration de solutions de paiement (PayPal, Stripe, etc.).</text:p>
      <text:p text:style-name="Normal">Suivi de commande : Mise à jour du statut de la commande avec notification par email.</text:p>
      <text:soft-page-break/>
      <text:p text:style-name="Normal">3.4. Compte Utilisateur</text:p>
      <text:p text:style-name="Normal">Inscription/Connexion : Création d’un compte avec informations personnelles et historique des achats.</text:p>
      <text:p text:style-name="Normal">Historique des commandes : Accès aux commandes passées et possibilité de réitérer un achat.</text:p>
      <text:p text:style-name="Normal">Gestion des préférences : Préférences d'affichage des produits, notifications de promotions.</text:p>
      <text:p text:style-name="Normal">3.5. Services Complémentaires</text:p>
      <text:p text:style-name="Normal">Location de navires : Proposer un service de location à court ou long terme pour certains types de transport maritime.</text:p>
      <text:p text:style-name="Normal">Financement : Simulateur de crédit pour l'achat de certains produits.</text:p>
      <text:p text:style-name="Normal">Assurances maritimes : Possibilité de souscrire à une assurance lors de l'achat.</text:p>
      <text:p text:style-name="Normal">3.6. Page "À propos" et Contact</text:p>
      <text:p text:style-name="Normal">Présentation de l’entreprise : Historique, mission et valeurs.</text:p>
      <text:p text:style-name="Normal">Informations de contact : Adresse email, téléphone, chat en ligne.</text:p>
      <text:p text:style-name="Normal">Formulaire de contact : Demandes de renseignements supplémentaires.</text:p>
      <text:p text:style-name="Normal">Support client : FAQ, guides d'achat, assistance technique.</text:p>
      <text:p text:style-name="Normal">3.7. Blog et Actualités</text:p>
      <text:p text:style-name="Normal">Articles sur le secteur maritime : Conseils d'achat, tendances du marché, législation maritime.</text:p>
      <text:p text:style-name="Normal">Actualités : Nouveaux produits, salons et événements à venir, etc.</text:p>
      <text:p text:style-name="Normal">4. Design et Ergonomie</text:p>
      <text:p text:style-name="Normal">Responsive Design : Le site doit être adapté à toutes les tailles d'écran (ordinateurs, tablettes, smartphones).</text:p>
      <text:p text:style-name="Normal">Interface claire et intuitive : Accès facile aux produits et informations, navigation fluide.</text:p>
      <text:p text:style-name="Normal">Graphisme moderne et professionnel : Utilisation d’une charte graphique en accord avec l’univers maritime.</text:p>
      <text:p text:style-name="Normal">Chargement rapide : Optimisation des images et des vidéos pour un temps de chargement rapide.</text:p>
      <text:p text:style-name="Normal">5. Technologies et Outils</text:p>
      <text:p text:style-name="Normal">CMS (Content Management System) : Plateforme comme WordPress avec WooCommerce, Magento ou PrestaShop.</text:p>
      <text:p text:style-name="Normal">Base de données : Gestion des informations produits, utilisateurs, commandes.</text:p>
      <text:p text:style-name="Normal">Sécurité : SSL pour le cryptage des données sensibles, conformité avec les standards de sécurité des paiements en ligne (PCI-DSS).</text:p>
      <text:p text:style-name="Normal">Système de gestion de contenu (CMS) : Facilité d’ajout de nouveaux produits et mises à jour du site.</text:p>
      <text:p text:style-name="Normal">SEO (Optimisation pour les moteurs de recherche) : Optimisation des pages produits et du contenu pour le référencement naturel.</text:p>
      <text:soft-page-break/>
      <text:p text:style-name="Normal">6. Maintenance et Support</text:p>
      <text:p text:style-name="Normal">Maintenance régulière : Mises à jour du site et de ses fonctionnalités.</text:p>
      <text:p text:style-name="Normal">Support technique : Assistance 24/7 pour résoudre les problèmes techniques.</text:p>
      <text:p text:style-name="Normal">Sauvegardes automatiques : Prévoir un système de sauvegarde automatique des données du site.</text:p>
      <text:p text:style-name="Normal">7. Conformité Légale</text:p>
      <text:p text:style-name="Normal">Conditions Générales de Vente (CGV) : Mise en place d’une page dédiée aux CGV, respectant la législation en vigueur.</text:p>
      <text:p text:style-name="Normal">Politique de confidentialité : Conformité au RGPD pour la gestion des données personnelles.</text:p>
      <text:p text:style-name="Normal">Droits d’auteur : Respect des droits d’auteur pour le contenu des images, vidéos et textes présents sur le site.</text:p>
      <text:p text:style-name="Normal">8. Livraison et Logistique</text:p>
      <text:p text:style-name="Normal">Calcul des frais de port : Estimation des frais de livraison en fonction du poids, des dimensions et de la destination du produit.</text:p>
      <text:p text:style-name="Normal">Suivi de livraison : Suivi en temps réel des expéditions, avec numéro de suivi fourni.</text:p>
      <text:p text:style-name="Normal">Options de livraison : Livraison standard, express, retrait en magasin (si applicable).</text:p>
      <text:p text:style-name="Normal">9. SEO et Marketing</text:p>
      <text:p text:style-name="Normal">Stratégie de contenu : Publication régulière de contenu sur le blog, réseaux sociaux pour attirer des visiteurs.</text:p>
      <text:p text:style-name="Normal">Campagnes publicitaires : Publicité payante (Google Ads, Facebook Ads, etc.).</text:p>
      <text:p text:style-name="Normal">Newsletter : Envoi régulier de newsletters sur les nouveautés produits et offres spéciales.</text:p>
      <text:p text:style-name="Normal">10. Budget et Planning</text:p>
      <text:p text:style-name="Normal">Estimation du budget : Un budget détaillé pour la création du site, y compris la conception, le développement, et le marketing.</text:p>
      <text:p text:style-name="Normal">Planning de développement : Délais de mise en ligne du site, étapes clés de la réalisation.</text:p>
      <text:p text:style-name="Normal">11. Conclusion</text:p>
      <text:p text:style-name="Normal">Ce cahier des charges vise à fournir une vision claire des besoins fonctionnels et techniques pour la création d'un site de vente en ligne dédié aux moyens de transport maritimes. Le site devra être à la fois attractif, fonctionnel et sécurisé pour garantir une expérience client optima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ell MT" svg:font-family="Bell MT" style:font-family-generic="roman" style:font-pitch="variable" svg:panose-1="2 2 5 3 6 3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moutie kahouli</meta:initial-creator>
    <dc:creator>mohamed moutie kahouli</dc:creator>
    <meta:creation-date>2024-12-09T12:13:00Z</meta:creation-date>
    <dc:date>2024-12-10T20:48:00Z</dc:date>
    <meta:template xlink:href="Normal" xlink:type="simple"/>
    <meta:editing-cycles>2</meta:editing-cycles>
    <meta:editing-duration>PT360S</meta:editing-duration>
    <meta:document-statistic meta:page-count="3" meta:paragraph-count="12" meta:word-count="928" meta:character-count="6025" meta:row-count="42" meta:non-whitespace-character-count="5109"/>
  </office:meta>
</office:document-meta>
</file>